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 style:family="paragraph" style:parent-style-name="Standard" style:list-style-name="L1">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Standard" style:list-style-name="L1">
      <style:paragraph-properties fo:line-height="150%" fo:text-align="justify" style:justify-single-word="false"/>
    </style:style>
    <style:style style:name="P6" style:family="paragraph" style:parent-style-name="Standard" style:list-style-name="L3">
      <style:paragraph-properties fo:line-height="150%" fo:text-align="justify" style:justify-single-word="fals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language="zxx" fo:country="none"/>
    </style:style>
    <style:style style:name="T4" style:family="text">
      <style:text-properties fo:font-size="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T7" style:family="text">
      <style:text-properties style:font-size-asian="12pt"/>
    </style:style>
    <style:style style:name="T8" style:family="text">
      <style:text-properties style:font-weight-asian="normal"/>
    </style:style>
    <style:style style:name="T9" style:family="text">
      <style:text-properties style:font-size-complex="12pt"/>
    </style:style>
    <style:style style:name="T10" style:family="text">
      <style:text-properties style:font-weight-complex="normal"/>
    </style:style>
    <style:style style:name="T11" style:family="text">
      <style:text-properties style:font-name="Times New Roman1" fo:font-size="12pt" fo:font-weight="normal" style:font-size-asian="12pt" style:font-weight-asian="normal" style:font-size-complex="12pt" style:font-weight-complex="normal"/>
    </style:style>
    <style:style style:name="T12" style:family="text">
      <style:text-properties style:font-name="Times New Roman"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SRMS Inverse Kinematics</text:p>
      <text:p text:style-name="P3">Last Updated:<text:span text:style-name="T2"> April 28, 2011</text:span></text:p>
      <text:p text:style-name="P1"/>
      <text:p text:style-name="P3">FK Algorithm</text:p>
      <text:p text:style-name="P3"><text:span text:style-name="T2">Unlike the SRMS (which uses Orbiter's position tracking code and adds a position offset), the SSRMS calculates the EE position from the joint angles (and boom lengths). This is because the SSRMS has 2 active LEEs, so Orbiter's position tracking code won't work for the second LEE.</text:span></text:p>
      <text:p text:style-name="P1"/>
      <text:p text:style-name="P3">IK Algorithm</text:p>
      <text:p text:style-name="P1">This calculates all joint angles given the EE position, direction and rot vectors.</text:p>
      <text:p text:style-name="P1">Reference frame:</text:p>
      <text:p text:style-name="Standard"><text:span text:style-name="T2"><text:tab/></text:span><text:span text:style-name="T3">X: Axis around which roll joints rotate (fore/aft)</text:span></text:p>
      <text:p text:style-name="Standard"><text:tab/>Y: Axis around which pitch joints rotate (left/right)</text:p>
      <text:p text:style-name="Standard"><text:span text:style-name="T3"><text:tab/>Z: Axis around which yaw joints rotate (up/down)</text:span></text:p>
      <text:p text:style-name="Standard"><text:span text:style-name="T3"/></text:p>
      <text:p text:style-name="Standard"><text:span text:style-name="T3">General comments: Unlike the SRMS, the booms are not all in a single plane (there is a horizontal and vertical offset between some booms), which complicates the calculation. Also, the SSRMS has a shoulder roll joint; the IK algorithm leaves this joint angle constant, although all valid SR angles are supported.</text:span></text:p>
      <text:p text:style-name="Standard"><text:span text:style-name="T3"/></text:p>
      <text:p text:style-name="Standard"><text:span text:style-name="T3">boom plane: the plane parallel to all the booms; unlike the SRMS, the boom plane does NOT contain all the booms.</text:span></text:p>
      <text:p text:style-name="Standard"/>
      <text:list xml:id="list41585813" text:style-name="L1">
        <text:list-item>
          <text:p text:style-name="P2">Rotate all target vectors by shoulder roll angle (so we can ignore SR for rest of calculation). For position vector, add offset to change origin from passive LEE to IK reference point.</text:p>
        </text:list-item>
        <text:list-item>
          <text:p text:style-name="P2">Subtract direction vector (multiplied by WY-EE distance) to get target WY joint position.</text:p>
        </text:list-item>
        <text:list-item>
          <text:p text:style-name="P2">Calculate the offset angle between the WY position vector and the boom plane.</text:p>
        </text:list-item>
        <text:list-item>
          <text:p text:style-name="P2">SY angle is angle between boom plane and x-axis plus the offset angle calculated earlier.</text:p>
        </text:list-item>
        <text:list-item>
          <text:p text:style-name="P2">Calculate offset vector; this vector is perpendicular to z-axis (i.e. in XY-plane) and is in the same plane as WY position vector.</text:p>
        </text:list-item>
        <text:list-item>
          <text:p text:style-name="P5"><text:span text:style-name="T5">The wp_dir vector is the cross product of the EE dir vector and the offset vector (this is equivalent to WP_Normal vector in the SRMS docs). The angle between the wp_dir vector and the z-axis is the EE pitch angle (WP+EP+SP).</text:span></text:p>
        </text:list-item>
        <text:list-item>
          <text:p text:style-name="P5"><text:span text:style-name="T5">Calculate the offset WP pos by subtracting the vertical and horizontal offsets (along the wp_dir and offset vectors, respectively) from the target WY position. For the remaining joints, all booms are in the same plane (same structure as the SRMS).</text:span></text:p>
        </text:list-item>
        <text:list-item>
          <text:p text:style-name="P2">SP joint (IK coordinate frame origin), EP joint and WP joint form a triangle where the lengths of all 3 sides are known. Use cosine law to calculate SP and EP angles.</text:p>
        </text:list-item>
        <text:list-item>
          <text:p text:style-name="P2">Calculate the WP angle (EE pitch = WP+EP+SP).</text:p>
        </text:list-item>
        <text:list-item>
          <text:p text:style-name="P2"><text:soft-page-break/>WY angle is complementary with angle between EE dir and offset vector.</text:p>
        </text:list-item>
        <text:list-item>
          <text:p text:style-name="P2">WR angle is the angle between the wp_dir vector and the EE rot vector.</text:p>
        </text:list-item>
      </text:list>
      <text:p text:style-name="P1"/>
      <text:p text:style-name="P1">Corrections to minimize joint angle changes: </text:p>
      <text:list xml:id="list42513805" text:style-name="L3">
        <text:list-item>
          <text:p text:style-name="P6"><text:span text:style-name="T5">Since all joints can rotate +/-447.0 degrees, multiple 'identical' joint angles are possible. An offset of 360 degrees is added to each joint angle when appropriate.</text:span></text:p>
        </text:list-item>
        <text:list-item>
          <text:p text:style-name="P6"><text:span text:style-name="T5">Both 'elbow up' and 'elbow down' configurations exist for each joint angle; the IK algorithm above calculates 'elbow up' configuration. The angles are adjusted if the SSRMS is observed to be in the 'elbow down' config.</text:span></text:p>
        </text:list-item>
        <text:list-item>
          <text:p text:style-name="P6"><text:span text:style-name="T5">2 possible SY angles exist, with a difference of ~180</text:span><text:span text:style-name="T11">° between them. If the SSRMS is not in the config calculated by the IK algorithm, the SY and SP angles are adjusted. Note that the SY angle has to be adjusted before the offset vector is calculated, since the SY angle is used to find the offset vect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59M55S</meta:editing-duration>
    <meta:editing-cycles>7</meta:editing-cycles>
    <meta:generator>OpenOffice.org/3.2$Win32 OpenOffice.org_project/320m12$Build-9483</meta:generator>
    <dc:date>2011-04-28T23:36:08.15</dc:date>
    <meta:document-statistic meta:table-count="0" meta:image-count="0" meta:object-count="0" meta:page-count="2" meta:paragraph-count="27" meta:word-count="552" meta:character-count="3183"/>
    <meta:user-defined meta:name="Info 1"/>
    <meta:user-defined meta:name="Info 2"/>
    <meta:user-defined meta:name="Info 3"/>
    <meta:user-defined meta:name="Info 4"/>
  </office:meta>
</office:document-meta>
</file>